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4685" officeooo:paragraph-rsid="001b4685"/>
    </style:style>
    <style:style style:name="P2" style:family="paragraph" style:parent-style-name="Standard">
      <style:text-properties officeooo:rsid="001d0b43" officeooo:paragraph-rsid="001d0b43"/>
    </style:style>
    <style:style style:name="T1" style:family="text">
      <style:text-properties officeooo:rsid="001d0b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take a photo <text:span text:style-name="T1">&amp; recording a video </text:span>using Raspberry-pi camera:-</text:p>
      <text:p text:style-name="P1"/>
      <text:p text:style-name="P1">1) login to your raspberry-pi using TTL usb , ethernet or WIFI</text:p>
      <text:p text:style-name="P1">2) after logging in write:</text:p>
      <text:p text:style-name="P1"><text:s text:c="3"/>sudo raspi-config</text:p>
      <text:p text:style-name="P1">3) enter interfacing options</text:p>
      <text:p text:style-name="P1">4) enable the camera</text:p>
      <text:p text:style-name="P1">5) sudo reboot</text:p>
      <text:p text:style-name="P1">6) test your camera</text:p>
      <text:p text:style-name="P1">7) create a directory</text:p>
      <text:p text:style-name="P1">8) mkdir Autonomous_car</text:p>
      <text:p text:style-name="P1">9) cd Autonomous_car</text:p>
      <text:p text:style-name="P1">10) raspistill -o image.jpg</text:p>
      <text:p text:style-name="P2">11) ls</text:p>
      <text:p text:style-name="P2">you will find the taken photo here</text:p>
      <text:p text:style-name="P2">12) if you want to record a video</text:p>
      <text:p text:style-name="P2">13) raspivid -o movie.h264 -t 5000 (5000ms is the video’s time)</text:p>
      <text:p text:style-name="P2">14) now you can view the image and the video using the VNC server</text:p>
      <text:p text:style-name="P2">15) run the VNC server using this command</text:p>
      <text:p text:style-name="P2">vncserver :1</text:p>
      <text:p text:style-name="P1"/>
      <text:p text:style-name="P1"/>
      <text:p text:style-name="P2">URL :</text:p>
      <text:p text:style-name="P2">https://www.youtube.com/watch?v=xA9rzq5_GF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5:08:10.406912097</meta:creation-date>
    <dc:date>2019-02-21T15:28:59.967381771</dc:date>
    <meta:editing-duration>PT9S</meta:editing-duration>
    <meta:editing-cycles>1</meta:editing-cycles>
    <meta:document-statistic meta:table-count="0" meta:image-count="0" meta:object-count="0" meta:page-count="1" meta:paragraph-count="21" meta:word-count="115" meta:character-count="649" meta:non-whitespace-character-count="552"/>
    <meta:generator>LibreOffice/6.0.6.2$Linux_X86_64 LibreOffice_project/00m0$Build-2</meta:generator>
  </office:meta>
</office:document-meta>
</file>